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language="en" fo:country="US"/>
    </style:style>
    <style:style style:name="P3" style:parent-style-name="Standard" style:family="paragraph">
      <style:text-properties fo:language="en" fo:country="US"/>
    </style:style>
    <style:style style:name="P4" style:parent-style-name="Standard" style:family="paragraph">
      <style:text-properties fo:language="en" fo:country="US"/>
    </style:style>
  </office:automatic-styles>
  <office:body>
    <office:text text:use-soft-page-breaks="true">
      <text:p text:style-name="P1"/>
      <text:p text:style-name="Standard"><text:tab/><text:tab/>Consultas con tablas relacionadas<text:s/></text:p>
      <text:p text:style-name="Standard"/>
      <text:p text:style-name="Standard"><text:s/>----&gt; Mostrar los paises cuya población supere los 40 mill de hab. mostrando todos sus datos, continente con su NOMBRE!!!</text:p>
      <text:p text:style-name="Standard">......................................................</text:p>
      <text:p text:style-name="Standard">SELECT pais_nombre,pais_capital, pais_poblacion,continente_nombre</text:p>
      <text:p text:style-name="P2">FROM pais,continente</text:p>
      <text:p text:style-name="P3">WHERE (pais_poblacion&gt;40000000) AND (pais.continente=continente.continente_id)</text:p>
      <text:p text:style-name="Standard">......................................................</text:p>
      <text:p text:style-name="Standard"/>
      <text:p text:style-name="Standard">----&gt; 2. La misma consulta, pero utilizando alias</text:p>
      <text:p text:style-name="Standard">......................................................</text:p>
      <text:p text:style-name="Standard">SELECT p.pais_nombre, p.pais_poblacion, c.continente_nombre</text:p>
      <text:p text:style-name="P4">FROM pais AS p, continente AS c</text:p>
      <text:p text:style-name="Standard">WHERE (p.continente = c.continente_id)<text:s text:c="2"/>AND (p.pais_poblacion &gt; 50000000)</text:p>
      <text:p text:style-name="Standard">.....................................................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neko Perez iriberri</dc:creator>
    <meta:creation-date>2016-03-17T09:26:00Z</meta:creation-date>
    <dc:date>2018-03-15T08:19:00Z</dc:date>
    <meta:template xlink:href="Normal" xlink:type="simple"/>
    <meta:editing-cycles>4</meta:editing-cycles>
    <meta:editing-duration>PT1800S</meta:editing-duration>
    <meta:document-statistic meta:page-count="1" meta:paragraph-count="1" meta:word-count="118" meta:character-count="767" meta:row-count="5" meta:non-whitespace-character-count="650"/>
  </office:meta>
</office:document-meta>
</file>